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AC3E94B370FAF346.png" manifest:media-type="image/png"/>
  <manifest:file-entry manifest:full-path="Pictures/100000010000001E0000001E82091AEDB36DC74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90de2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4bb9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a0fa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2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1">na</text:span></text:span><text:span text:style-name="Definition"><text:span text:style-name="T283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1">COMPUTERNA</text:span></text:span><text:span text:style-name="Definition"><text:span text:style-name="T283">me</text:span></text:span><text:span text:style-name="T236"><text:tab/> </text:span><text:span text:style-name="T281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1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1999620823" text:style-name="L1">
        <text:list-item>
          <text:p text:style-name="P103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82841523223932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82839790010860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82839686654321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69">Written</text:span></text:span><text:span text:style-name="Emphasis"><text:span text:style-name="T268"> </text:span></text:span><text:span text:style-name="Emphasis"><text:span text:style-name="T269">by</text:span></text:span><text:span text:style-name="Emphasis"><text:span text:style-name="T26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71">.</text:span></text:span></text:p>
      <text:p text:style-name="P60"><text:span text:style-name="Emphasis"><text:span text:style-name="T271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272">CC0 1.0</text:span></text:span></text:a><text:span text:style-name="Emphasis"><text:span text:style-name="T279"> </text:span></text:span><text:span text:style-name="Emphasis"><text:span text:style-name="T280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AC3E94B370FAF346.png" xlink:type="simple" xlink:show="embed" xlink:actuate="onLoad" draw:mime-type="image/png"/></draw:frame></draw:a></text:span></text:span><text:span text:style-name="Emphasis"><text:span text:style-name="T29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82091AEDB36DC746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02T08:28:39.157268526">02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8:39.002231111</dc:date>
    <meta:keyword>Installatie</meta:keyword>
    <meta:keyword>Checklist</meta:keyword>
    <meta:keyword>Linux</meta:keyword>
    <meta:editing-cycles>6948</meta:editing-cycles>
    <meta:editing-duration>P12DT6H51M4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81" meta:character-count="4199" meta:non-whitespace-character-count="3563"/>
    <meta:user-defined meta:name="Info 1"/>
    <meta:user-defined meta:name="Info 2"/>
    <meta:user-defined meta:name="Info 3"/>
    <meta:user-defined meta:name="Info 4"/>
  </office:meta>
</office:document-meta>
</file>